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328cm"/>
    </style:style>
    <style:style style:name="ce1" style:family="table-cell">
      <style:text-properties style:font-name="Noto Kufi Arabic" fo:font-size="11pt" style:font-size-asian="11pt" style:font-name-complex="Noto Kufi Arabic" style:font-size-complex="11pt"/>
    </style:style>
    <style:style style:name="ce2" style:family="table-cell">
      <loext:graphic-properties draw:textarea-vertical-align="middle"/>
      <style:paragraph-properties fo:text-align="center"/>
      <style:text-properties style:font-name="Noto Kufi Arabic" fo:font-size="16pt" style:font-size-asian="16pt" style:font-name-complex="Noto Kufi Arabic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Kufi Arabic" fo:font-size="11pt" style:font-size-asian="11pt" style:font-name-complex="Noto Kufi Arabic" style:font-size-complex="11pt"/>
    </style:style>
    <style:style style:name="P3" style:family="paragraph">
      <style:paragraph-properties fo:text-align="center"/>
      <style:text-properties style:font-name="Noto Kufi Arabic" fo:font-size="16pt" style:font-size-asian="16pt" style:font-name-complex="Noto Kufi Arabic" style:font-size-complex="16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Noto Kufi Arabic" fo:font-size="16pt" style:font-size-asian="16pt" style:font-name-complex="Noto Kufi Arabic" style:font-size-complex="16pt"/>
    </style:style>
    <style:style style:name="T2" style:family="text">
      <style:text-properties style:font-name="Noto Kufi Arabic" fo:font-size="13pt" style:font-size-asian="13pt" style:font-name-complex="Noto Kufi Arabic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1.951cm" svg:x="5.745cm" svg:y="0.959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<text:span text:style-name="T1">مرحله</text:span></text:p>
              </table:table-cell>
              <table:table-cell>
                <text:p text:style-name="P1"><text:span text:style-name="T1">کاراکتر</text:span></text:p>
              </table:table-cell>
              <table:table-cell table:style-name="ce1">
                <text:p text:style-name="P2"><text:span text:style-name="T2">عبارت پسوندی</text:span></text:p>
              </table:table-cell>
              <table:table-cell table:style-name="ce2">
                <text:p text:style-name="P3"><text:span text:style-name="T1">پشته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(</text:span></text:p>
              </table:table-cell>
              <table:table-cell/>
              <table:table-cell>
                <text:p text:style-name="P1"><text:span text:style-name="T1">(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A</text:span></text:p>
              </table:table-cell>
              <table:table-cell>
                <text:p text:style-name="P1"><text:span text:style-name="T1">A</text:span></text:p>
              </table:table-cell>
              <table:table-cell>
                <text:p text:style-name="P1"><text:span text:style-name="T1">(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A</text:span></text:p>
              </table:table-cell>
              <table:table-cell>
                <text:p text:style-name="P1"><text:span text:style-name="T1">(+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AB</text:span></text:p>
              </table:table-cell>
              <table:table-cell>
                <text:p text:style-name="P1"><text:span text:style-name="T1">(+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)</text:span></text:p>
              </table:table-cell>
              <table:table-cell>
                <text:p text:style-name="P1"><text:span text:style-name="T1">AB+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1"><text:span text:style-name="T1">6</text:span></text:p>
              </table:table-cell>
              <table:table-cell>
                <text:p text:style-name="P1"><text:span text:style-name="T1">*</text:span></text:p>
              </table:table-cell>
              <table:table-cell>
                <text:p text:style-name="P1"><text:span text:style-name="T1">AB+</text:span></text:p>
              </table:table-cell>
              <table:table-cell>
                <text:p text:style-name="P1"><text:span text:style-name="T1">*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AB+C</text:span></text:p>
              </table:table-cell>
              <table:table-cell>
                <text:p text:style-name="P1"><text:span text:style-name="T1">*</text:span></text:p>
              </table:table-cell>
            </table:table-row>
            <table:table-row table:style-name="ro1" table:default-cell-style-name="gray1">
              <table:table-cell>
                <text:p text:style-name="P1"><text:span text:style-name="T1">8</text:span></text:p>
              </table:table-cell>
              <table:table-cell/>
              <table:table-cell>
                <text:p text:style-name="P1"><text:span text:style-name="T1">AB+C*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5.207cm" svg:height="1.397cm" svg:x="0.9cm" svg:y="1.027cm">
          <draw:text-box>
            <text:p text:style-name="P1"><text:span text:style-name="T1">(A + B) *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0.3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6:39:43.569942647</meta:creation-date>
    <dc:date>2020-07-13T16:48:46.360839229</dc:date>
    <meta:editing-duration>PT9M2S</meta:editing-duration>
    <meta:editing-cycles>1</meta:editing-cycles>
    <meta:document-statistic meta:object-count="2"/>
    <meta:generator>LibreOffice/5.1.6.2$Linux_X86_64 LibreOffice_project/10m0$Build-2</meta:generator>
  </office:meta>
</office:document-meta>
</file>